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830000004023D7D1EB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ArialMT" svg:font-family="ArialMT" style:font-family-generic="swiss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text-autospace="none"/>
      <style:text-properties style:font-name="Times New Roman1" fo:font-weight="normal" style:font-weight-asian="normal" style:font-name-complex="Arial" style:font-weight-complex="normal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1f497d" fo:font-size="11pt"/>
    </style:style>
    <style:style style:name="T2" style:family="text">
      <style:text-properties fo:color="#1f497d" fo:font-size="12pt" style:font-size-asian="12pt" style:font-size-complex="12pt"/>
    </style:style>
    <style:style style:name="T3" style:family="text">
      <style:text-properties style:font-name="Times New Roman1" fo:font-weight="normal" style:font-weight-asian="normal" style:font-name-complex="Arial" style:font-weight-complex="normal"/>
    </style:style>
    <style:style style:name="T4" style:family="text">
      <style:text-properties style:font-name="Times New Roman1" fo:font-size="12pt" style:font-name-asian="ArialMT" style:font-size-asian="12pt" style:font-name-complex="ArialMT" style:font-size-complex="12pt"/>
    </style:style>
    <style:style style:name="T5" style:family="text">
      <style:text-properties style:font-name="Times New Roman1" fo:font-size="12pt" fo:font-weight="normal" style:font-size-asian="12pt" style:font-weight-asian="normal" style:font-name-complex="Arial" style:font-size-complex="12pt" style:font-weight-complex="normal"/>
    </style:style>
    <style:style style:name="T6" style:family="text">
      <style:text-properties fo:color="#800000" style:font-name="Times New Roman1" fo:font-size="12pt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fo:color="#800000" fo:font-size="12pt" style:font-size-asian="12pt" style:font-size-complex="12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style:font-name="Times New Roman1" fo:font-weight="normal" style:font-weight-asian="normal" style:font-name-complex="Arial" style:font-weight-complex="normal"/>
    </style:style>
    <style:style style:name="T10" style:family="text">
      <style:text-properties style:use-window-font-color="true" style:font-name="Times New Roman1" fo:font-weight="normal" style:font-weight-asian="normal" style:font-name-complex="Arial" style:font-weight-complex="normal"/>
    </style:style>
    <style:style style:name="T11" style:family="text">
      <style:text-properties style:use-window-font-color="true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x="2.3217in" svg:y="0.0063in" svg:width="2.1811in" svg:height="1.0374in" draw:z-index="0"><draw:image xlink:href="Pictures/20000002000000830000004023D7D1EB.eps" xlink:type="simple" xlink:show="embed" xlink:actuate="onLoad"/></draw:frame></text:p>
      <text:p text:style-name="P5"><office:annotation><dc:date>2009-05-27T13:27:07</dc:date><text:p>&lt;!--StartFragment--&gt;</text:p></office:annotation>Munin - Benachrichtigungsdienst und graphische Visualisierung von Netzwerk- und Serviceüberwachunginformationen<office:annotation><dc:date>2009-05-27T13:27:07</dc:date><text:p>&lt;!--EndFragment--&gt;</text:p></office:annotation></text:p>
      <text:p text:style-name="P1"/>
      <text:p text:style-name="P1"/>
      <text:p text:style-name="P1"/>
      <text:p text:style-name="P1"/>
      <text:p text:style-name="P2">STUDIENARBEIT II</text:p>
      <text:p text:style-name="P1"/>
      <text:p text:style-name="P1"/>
      <text:p text:style-name="P1"/>
      <text:p text:style-name="P1">für die Prüfung zum</text:p>
      <text:p text:style-name="P1">Bachelor of Engineering</text:p>
      <text:p text:style-name="P1"/>
      <text:p text:style-name="P1"/>
      <text:p text:style-name="P1">des Studienganges</text:p>
      <text:p text:style-name="P1"/>
      <text:p text:style-name="P2">Informationstechnik</text:p>
      <text:p text:style-name="P1"/>
      <text:p text:style-name="P1">an der Dualen Hochschule Karlsruhe</text:p>
      <text:p text:style-name="P1"/>
      <text:p text:style-name="P1">von</text:p>
      <text:p text:style-name="P1"/>
      <text:p text:style-name="P2">Andreas Paul</text:p>
      <text:p text:style-name="Standard"/>
      <text:p text:style-name="Standard"/>
      <text:p text:style-name="Standard"/>
      <text:p text:style-name="Standard"/>
      <text:p text:style-name="Standard"/>
      <text:p text:style-name="Standard">Bearbeitungszeitraum: <text:tab/><text:tab/><text:span text:style-name="T4">09.02.2009 - 10.05.2009</text:span></text:p>
      <text:p text:style-name="Standard"/>
      <text:p text:style-name="Standard">Matrikelnummer: <text:s text:c="6"/><text:tab/><text:tab/><text:tab/>108467<text:tab/><text:tab/><text:tab/><text:tab/><text:tab/></text:p>
      <text:p text:style-name="Standard"/>
      <text:p text:style-name="Standard">Kurs: <text:s text:c="16"/><text:tab/><text:tab/><text:tab/>TIT06GR</text:p>
      <text:p text:style-name="Standard"/>
      <text:p text:style-name="Standard">Theoriesemester: <text:s text:c="6"/><text:tab/><text:tab/><text:tab/>6</text:p>
      <text:p text:style-name="Standard"/>
      <text:p text:style-name="P3">Ausbildungsfirma: <text:s text:c="4"/><text:tab/><text:tab/><text:tab/>Forschungszentrum Karlsruhe GmbH (FZK)</text:p>
      <text:p text:style-name="P3"><text:s text:c="21"/><text:tab/><text:tab/><text:tab/><text:tab/>Steinbuch Centre for Computing</text:p>
      <text:p text:style-name="P3"><text:s text:c="22"/><text:tab/><text:tab/><text:tab/><text:tab/>Hermann-von-Helmholtz-Platz 1</text:p>
      <text:p text:style-name="P3"><text:s text:c="22"/><text:tab/><text:tab/><text:tab/><text:tab/>76344 Eggenstein-Leopoldshafen</text:p>
      <text:p text:style-name="P3"/>
      <text:p text:style-name="P4"><text:span text:style-name="T3">Betreuer: <text:s text:c="12"/><text:tab/><text:tab/><text:tab/>He</text:span><text:span text:style-name="T10">r</text:span><text:span text:style-name="T3">r</text:span><text:span text:style-name="T6"> </text:span><text:span text:style-name="T11">Ralf Bru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ArialMT" svg:font-family="ArialMT" style:font-family-generic="swiss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ndreas Paul</meta:initial-creator>
    <meta:creation-date>2007-10-07T19:07:54</meta:creation-date>
    <dc:date>2009-05-30T21:00:09</dc:date>
    <dc:language>de-DE</dc:language>
    <meta:editing-cycles>18</meta:editing-cycles>
    <meta:editing-duration>PT01H13M18S</meta:editing-duration>
    <meta:document-statistic meta:table-count="0" meta:image-count="1" meta:object-count="0" meta:page-count="1" meta:paragraph-count="18" meta:word-count="57" meta:character-count="667"/>
    <meta:user-defined meta:name="Info 1"/>
    <meta:user-defined meta:name="Info 2"/>
    <meta:user-defined meta:name="Info 3"/>
    <meta:user-defined meta:name="Info 4"/>
  </office:meta>
</office:document-meta>
</file>